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normal" officeooo:rsid="01af2333" officeooo:paragraph-rsid="01af2333" style:font-style-asian="normal" style:font-style-complex="normal"/>
    </style:style>
    <style:style style:name="P4" style:family="paragraph" style:parent-style-name="Text_20_body">
      <style:text-properties fo:font-style="normal" officeooo:rsid="01af4dc8" officeooo:paragraph-rsid="01af4dc8" style:font-style-asian="normal" style:font-style-complex="normal"/>
    </style:style>
    <style:style style:name="P5" style:family="paragraph" style:parent-style-name="Text_20_body">
      <style:text-properties fo:font-style="normal" officeooo:rsid="01cbd277" officeooo:paragraph-rsid="01cbd277" style:font-style-asian="normal" style:font-style-complex="normal"/>
    </style:style>
    <style:style style:name="P6" style:family="paragraph" style:parent-style-name="Text_20_body">
      <style:text-properties fo:font-style="normal" officeooo:rsid="01cd275e" officeooo:paragraph-rsid="01cd275e" style:font-style-asian="normal" style:font-style-complex="normal"/>
    </style:style>
    <style:style style:name="P7" style:family="paragraph" style:parent-style-name="Text_20_body">
      <style:text-properties fo:font-style="normal" fo:font-weight="normal" officeooo:rsid="01b42216" officeooo:paragraph-rsid="01b42216" style:font-style-asian="normal" style:font-weight-asian="normal" style:font-style-complex="normal" style:font-weight-complex="normal"/>
    </style:style>
    <style:style style:name="P8" style:family="paragraph" style:parent-style-name="Text_20_body">
      <style:text-properties fo:font-style="normal" fo:font-weight="normal" officeooo:rsid="01b76df7" officeooo:paragraph-rsid="01b76df7" style:font-style-asian="normal" style:font-weight-asian="normal" style:font-style-complex="normal" style:font-weight-complex="normal"/>
    </style:style>
    <style:style style:name="P9" style:family="paragraph" style:parent-style-name="Text_20_body">
      <style:text-properties fo:font-style="normal" fo:font-weight="normal" officeooo:rsid="01bb8f76" officeooo:paragraph-rsid="01bb8f76" style:font-style-asian="normal" style:font-weight-asian="normal" style:font-style-complex="normal" style:font-weight-complex="normal"/>
    </style:style>
    <style:style style:name="P10" style:family="paragraph" style:parent-style-name="Text_20_body">
      <style:text-properties fo:font-style="normal" fo:font-weight="normal" officeooo:rsid="01bc0f42" officeooo:paragraph-rsid="01bc0f42" style:font-style-asian="normal" style:font-weight-asian="normal" style:font-style-complex="normal" style:font-weight-complex="normal"/>
    </style:style>
    <style:style style:name="P11" style:family="paragraph" style:parent-style-name="Text_20_body">
      <style:text-properties fo:font-style="normal" fo:font-weight="normal" officeooo:rsid="01bff17d" officeooo:paragraph-rsid="01bff17d" style:font-style-asian="normal" style:font-weight-asian="normal" style:font-style-complex="normal" style:font-weight-complex="normal"/>
    </style:style>
    <style:style style:name="P12" style:family="paragraph" style:parent-style-name="Text_20_body">
      <style:text-properties fo:font-style="normal" fo:font-weight="normal" officeooo:rsid="01cec7b2" officeooo:paragraph-rsid="01cec7b2" style:font-style-asian="normal" style:font-weight-asian="normal" style:font-style-complex="normal" style:font-weight-complex="normal"/>
    </style:style>
    <style:style style:name="P13" style:family="paragraph" style:parent-style-name="Text_20_body">
      <style:text-properties fo:font-style="normal" fo:font-weight="bold" officeooo:rsid="01cd275e" officeooo:paragraph-rsid="01cd275e" style:font-style-asian="normal" style:font-weight-asian="bold" style:font-style-complex="normal" style:font-weight-complex="bold"/>
    </style:style>
    <style:style style:name="P14" style:family="paragraph" style:parent-style-name="Text_20_body">
      <style:text-properties fo:font-style="normal" fo:font-weight="bold" officeooo:rsid="01cec7b2" officeooo:paragraph-rsid="01cec7b2" style:font-style-asian="normal" style:font-weight-asian="bold" style:font-style-complex="normal" style:font-weight-complex="bold"/>
    </style:style>
    <style:style style:name="P15" style:family="paragraph" style:parent-style-name="Text_20_body">
      <style:text-properties officeooo:rsid="01ad6c1d" officeooo:paragraph-rsid="01ad6c1d"/>
    </style:style>
    <style:style style:name="P16" style:family="paragraph" style:parent-style-name="Text_20_body">
      <style:text-properties fo:font-style="italic" officeooo:rsid="01c72abc" officeooo:paragraph-rsid="01c72abc" style:font-style-asian="italic" style:font-style-complex="italic"/>
    </style:style>
    <style:style style:name="P17" style:family="paragraph" style:parent-style-name="Text_20_body">
      <style:text-properties fo:font-style="italic" officeooo:rsid="01cbd277" officeooo:paragraph-rsid="01cbd277" style:font-style-asian="italic" style:font-style-complex="italic"/>
    </style:style>
    <style:style style:name="P18" style:family="paragraph" style:parent-style-name="Text_20_body">
      <style:text-properties officeooo:rsid="01c2fb17" officeooo:paragraph-rsid="01c2fb17"/>
    </style:style>
    <style:style style:name="P19" style:family="paragraph" style:parent-style-name="Text_20_body">
      <style:text-properties officeooo:rsid="01c5a1da" officeooo:paragraph-rsid="01c5a1da"/>
    </style:style>
    <style:style style:name="P20" style:family="paragraph" style:parent-style-name="Text_20_body">
      <style:text-properties officeooo:rsid="01c67bd3" officeooo:paragraph-rsid="01c67bd3"/>
    </style:style>
    <style:style style:name="P21" style:family="paragraph" style:parent-style-name="Text_20_body">
      <style:text-properties officeooo:rsid="01c72abc" officeooo:paragraph-rsid="01c72abc"/>
    </style:style>
    <style:style style:name="P22" style:family="paragraph" style:parent-style-name="Text_20_body">
      <style:text-properties officeooo:rsid="01c8f5f8" officeooo:paragraph-rsid="01c8f5f8"/>
    </style:style>
    <style:style style:name="P23" style:family="paragraph" style:parent-style-name="Text_20_body">
      <style:text-properties officeooo:rsid="01d2d66d" officeooo:paragraph-rsid="01d2d66d"/>
    </style:style>
    <style:style style:name="P24" style:family="paragraph" style:parent-style-name="Citation">
      <style:text-properties officeooo:paragraph-rsid="01bc0f42"/>
    </style:style>
    <style:style style:name="P25" style:family="paragraph" style:parent-style-name="Text_20_body" style:list-style-name="L1">
      <style:text-properties officeooo:rsid="01ad6c1d" officeooo:paragraph-rsid="01ad6c1d"/>
    </style:style>
    <style:style style:name="P26" style:family="paragraph" style:parent-style-name="Text_20_body" style:list-style-name="L1">
      <style:text-properties fo:font-style="italic" officeooo:rsid="01af2333" officeooo:paragraph-rsid="01af2333" style:font-style-asian="italic" style:font-style-complex="italic"/>
    </style:style>
    <style:style style:name="P27" style:family="paragraph" style:parent-style-name="Text_20_body" style:list-style-name="L2">
      <style:text-properties fo:font-style="normal" fo:font-weight="normal" officeooo:rsid="01bff17d" officeooo:paragraph-rsid="01bff17d" style:font-style-asian="normal" style:font-weight-asian="normal" style:font-style-complex="normal" style:font-weight-complex="normal"/>
    </style:style>
    <style:style style:name="P28" style:family="paragraph" style:parent-style-name="Text_20_body" style:list-style-name="L8">
      <style:text-properties fo:font-style="normal" fo:font-weight="normal" officeooo:rsid="01cec7b2" officeooo:paragraph-rsid="01cec7b2" style:font-style-asian="normal" style:font-weight-asian="normal" style:font-style-complex="normal" style:font-weight-complex="normal"/>
    </style:style>
    <style:style style:name="P29" style:family="paragraph" style:parent-style-name="Text_20_body" style:list-style-name="L5">
      <style:text-properties fo:font-style="normal" officeooo:rsid="01cd275e" officeooo:paragraph-rsid="01cd275e" style:font-style-asian="normal" style:font-style-complex="normal"/>
    </style:style>
    <style:style style:name="P30" style:family="paragraph" style:parent-style-name="Text_20_body" style:list-style-name="L6">
      <style:text-properties fo:font-style="normal" officeooo:rsid="01cd275e" officeooo:paragraph-rsid="01cd275e" style:font-style-asian="normal" style:font-style-complex="normal"/>
    </style:style>
    <style:style style:name="P31" style:family="paragraph" style:parent-style-name="Text_20_body" style:list-style-name="L7">
      <style:text-properties fo:font-style="normal" officeooo:rsid="01cd275e" officeooo:paragraph-rsid="01cd275e" style:font-style-asian="normal" style:font-style-complex="normal"/>
    </style:style>
    <style:style style:name="P32" style:family="paragraph" style:parent-style-name="Text_20_body" style:list-style-name="L5">
      <style:text-properties fo:font-style="normal" officeooo:rsid="01cffbe7" officeooo:paragraph-rsid="01cffbe7" style:font-style-asian="normal" style:font-style-complex="normal"/>
    </style:style>
    <style:style style:name="P33" style:family="paragraph" style:parent-style-name="Text_20_body" style:list-style-name="L3">
      <style:text-properties officeooo:rsid="01c67bd3" officeooo:paragraph-rsid="01c67bd3"/>
    </style:style>
    <style:style style:name="P34" style:family="paragraph" style:parent-style-name="Text_20_body" style:list-style-name="L4">
      <style:text-properties officeooo:rsid="01c8f5f8" officeooo:paragraph-rsid="01c8f5f8"/>
    </style:style>
    <style:style style:name="P35" style:family="paragraph" style:parent-style-name="Text_20_body">
      <style:text-properties officeooo:rsid="01d2d66d" officeooo:paragraph-rsid="01d2d66d"/>
    </style:style>
    <style:style style:name="P36" style:family="paragraph" style:parent-style-name="Text_20_body">
      <style:text-properties officeooo:rsid="01d97b36" officeooo:paragraph-rsid="01d97b36"/>
    </style:style>
    <style:style style:name="P37" style:family="paragraph" style:parent-style-name="Text_20_body">
      <style:text-properties officeooo:rsid="01dbb7e5" officeooo:paragraph-rsid="01dbb7e5"/>
    </style:style>
    <style:style style:name="P38" style:family="paragraph" style:parent-style-name="Text_20_body">
      <style:text-properties officeooo:rsid="01e0c895" officeooo:paragraph-rsid="01e0c895"/>
    </style:style>
    <style:style style:name="P39" style:family="paragraph" style:parent-style-name="Text_20_body" style:list-style-name="L9">
      <style:text-properties officeooo:rsid="01e22b22" officeooo:paragraph-rsid="01e22b22"/>
    </style:style>
    <style:style style:name="P40" style:family="paragraph" style:parent-style-name="Text_20_body" style:list-style-name="L9">
      <style:text-properties officeooo:rsid="01e3e519" officeooo:paragraph-rsid="01e3e519"/>
    </style:style>
    <style:style style:name="P41" style:family="paragraph" style:parent-style-name="Text_20_body">
      <style:text-properties officeooo:rsid="01e8c6f3" officeooo:paragraph-rsid="01e3e519"/>
    </style:style>
    <style:style style:name="P42" style:family="paragraph" style:parent-style-name="Text_20_body" style:list-style-name="L10">
      <style:text-properties officeooo:rsid="01e9660b" officeooo:paragraph-rsid="01e9660b"/>
    </style:style>
    <style:style style:name="P43" style:family="paragraph" style:parent-style-name="Text_20_body">
      <style:text-properties officeooo:rsid="01eaa48a" officeooo:paragraph-rsid="01eaa48a"/>
    </style:style>
    <style:style style:name="P44" style:family="paragraph" style:parent-style-name="Text_20_body" style:list-style-name="L11">
      <style:text-properties officeooo:rsid="01eaa48a" officeooo:paragraph-rsid="01eaa48a"/>
    </style:style>
    <style:style style:name="P45" style:family="paragraph" style:parent-style-name="Text_20_body" style:list-style-name="L11">
      <style:text-properties fo:font-weight="normal" officeooo:rsid="01eaa48a" officeooo:paragraph-rsid="01eaa48a" style:font-weight-asian="normal" style:font-weight-complex="normal"/>
    </style:style>
    <style:style style:name="P46" style:family="paragraph" style:parent-style-name="Heading_20_1">
      <style:text-properties officeooo:rsid="01aa3c1c" officeooo:paragraph-rsid="01aa3c1c"/>
    </style:style>
    <style:style style:name="P47" style:family="paragraph" style:parent-style-name="Heading_20_5">
      <style:text-properties officeooo:rsid="01c2fb17" officeooo:paragraph-rsid="01c2fb17"/>
    </style:style>
    <style:style style:name="P48" style:family="paragraph" style:parent-style-name="Heading_20_5" style:list-style-name="">
      <style:paragraph-properties style:line-spacing="0.101cm" fo:text-align="justify" style:justify-single-word="false" fo:hyphenation-ladder-count="3">
        <style:tab-stops/>
      </style:paragraph-properties>
      <style:text-properties officeooo:rsid="01c8f5f8" officeooo:paragraph-rsid="01c8f5f8" fo:hyphenate="true" fo:hyphenation-remain-char-count="3" fo:hyphenation-push-char-count="3"/>
    </style:style>
    <style:style style:name="P49" style:family="paragraph" style:parent-style-name="Heading_20_5">
      <style:text-properties officeooo:rsid="01d2c172" officeooo:paragraph-rsid="01d2c172"/>
    </style:style>
    <style:style style:name="P50" style:family="paragraph" style:parent-style-name="Heading_20_5">
      <style:text-properties officeooo:rsid="01d97b36" officeooo:paragraph-rsid="01d97b36"/>
    </style:style>
    <style:style style:name="P51" style:family="paragraph" style:parent-style-name="Heading_20_5">
      <style:paragraph-properties fo:break-before="page"/>
      <style:text-properties officeooo:rsid="01c8f5f8" officeooo:paragraph-rsid="01c8f5f8"/>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1b5eba3"/>
    </style:style>
    <style:style style:name="T4" style:family="text">
      <style:text-properties officeooo:rsid="01c43d11"/>
    </style:style>
    <style:style style:name="T5" style:family="text">
      <style:text-properties officeooo:rsid="01c56176"/>
    </style:style>
    <style:style style:name="T6" style:family="text">
      <style:text-properties officeooo:rsid="01d7017a"/>
    </style:style>
    <style:style style:name="T7" style:family="text">
      <style:text-properties fo:font-style="normal" style:font-style-asian="normal" style:font-style-complex="normal"/>
    </style:style>
    <style:style style:name="T8" style:family="text">
      <style:text-properties fo:font-style="normal" officeooo:rsid="01dce8ad" style:font-style-asian="normal" style:font-style-complex="normal"/>
    </style:style>
    <style:style style:name="T9" style:family="text">
      <style:text-properties fo:font-style="normal" officeooo:rsid="01e6f3d0"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officeooo:rsid="01dd85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arketing de l’innovation</text:h>
      <text:p text:style-name="P15">Ouvrages</text:p>
      <text:list xml:id="list5115208345232816740" text:style-name="L1">
        <text:list-item>
          <text:p text:style-name="P25"><text:span text:style-name="T1">Le marketing de l’innovation Concevoir et lancer de nouveaux produits et services</text:span>, éditions DUNOD</text:p>
        </text:list-item>
        <text:list-item>
          <text:p text:style-name="P25"><text:span text:style-name="T1">Marketing Management</text:span> de Kotler, Keller et Manceau</text:p>
        </text:list-item>
        <text:list-item>
          <text:p text:style-name="P26">Design – Drives Innovation</text:p>
        </text:list-item>
      </text:list>
      <text:p text:style-name="P3"/>
      <text:p text:style-name="P4">L’innovation <text:span text:style-name="T2">n’est plus un choix</text:span></text:p>
      <text:p text:style-name="P7">L’innovation <text:span text:style-name="T3">=</text:span> la commercialisation d’une offre qui trouve son marché ?</text:p>
      <text:p text:style-name="P8"/>
      <text:p text:style-name="P8">Marketing :</text:p>
      <text:p text:style-name="Citation">Idée &gt; Concept &gt; Développement de la commercialisation &gt; Marché</text:p>
      <text:p text:style-name="P8"/>
      <text:p text:style-name="P9">Les brevets mesures une capacité d’invention, et non d’innovation.</text:p>
      <text:p text:style-name="P10"/>
      <text:p text:style-name="P10">L’invention</text:p>
      <text:p text:style-name="P24">Dépend des capacités inventives et des moyens à disposition (argent, matériel).</text:p>
      <text:p text:style-name="P24">Elle est unique et est un résultat.</text:p>
      <text:p text:style-name="P10"/>
      <text:p text:style-name="P10">L’innovation</text:p>
      <text:p text:style-name="Citation">Exploitation de nouvelles idées dans de nouveaux produits ou services, de nouveaux modèles économiques ou de nouvelles manières de travailler.</text:p>
      <text:p text:style-name="Citation">Elle a vocation à être adoptée et donc à avoir un marché</text:p>
      <text:p text:style-name="P10"/>
      <text:p text:style-name="P10">Une invention peut donner lieu à de multiples innovations… comme à chacune !</text:p>
      <text:p text:style-name="P11"/>
      <text:p text:style-name="P11">L’innovation porte sur trois objets :</text:p>
      <text:list xml:id="list3848250606104003746" text:style-name="L2">
        <text:list-item>
          <text:p text:style-name="P27">Produit / Services</text:p>
        </text:list-item>
        <text:list-item>
          <text:p text:style-name="P27">Processus</text:p>
        </text:list-item>
        <text:list-item>
          <text:p text:style-name="P27">Business model</text:p>
        </text:list-item>
      </text:list>
      <text:h text:style-name="P47" text:outline-level="5"><text:soft-page-break/>Le cas de la WII</text:h>
      <text:p text:style-name="P18">On remarque un clivage entre le casual gamer et le hard gamming. Les valeurs sont différentes (qualité graphique, précision, etc). La WII vient remettre en question ces valeurs et la cible du jeu vidéo.</text:p>
      <text:p text:style-name="P18">La WII peut proposer des jeux multi-générationnels, en groupe, etc.</text:p>
      <text:p text:style-name="Text_20_body">→ Intuitif, Fun, Récompense plus rapide, <text:span text:style-name="T4">prix moins élevé (accessibilité financière)</text:span></text:p>
      <text:p text:style-name="Text_20_body">→<text:span text:style-name="T5"> élargissement du marché</text:span></text:p>
      <text:p text:style-name="Text_20_body"/>
      <text:p text:style-name="Text_20_body"/>
      <text:p text:style-name="P19">Une invention devient une innovation quand elle est adoptée par des individus. Ensuite, une vague de diffusion apparaît et créé une adoption généralisée.</text:p>
      <text:p text:style-name="P19"/>
      <text:p text:style-name="P20">Les étapes successives du processus individuel d’adoption (Rogers, 1995) :</text:p>
      <text:list xml:id="list1537102993158168142" text:style-name="L3">
        <text:list-item>
          <text:p text:style-name="P33">Prise de conscience</text:p>
          <text:list>
            <text:list-header>
              <text:p text:style-name="P33">Étre au courent de l’innovation</text:p>
            </text:list-header>
          </text:list>
        </text:list-item>
        <text:list-item>
          <text:p text:style-name="P33">Intérêt</text:p>
          <text:list>
            <text:list-header>
              <text:p text:style-name="P33">Qu’est-ce que cette innovation ? Envie d’en savoir un peut plus.</text:p>
            </text:list-header>
          </text:list>
        </text:list-item>
        <text:list-item>
          <text:p text:style-name="P33">Évaluation</text:p>
          <text:list>
            <text:list-header>
              <text:p text:style-name="P33">Est-ce qu’il y a une opportunité d’aller plus loin ? (prix, remplace quelles de mes pratiques ? Etc.)</text:p>
            </text:list-header>
          </text:list>
        </text:list-item>
        <text:list-item>
          <text:p text:style-name="P33">Essai</text:p>
          <text:list>
            <text:list-header>
              <text:p text:style-name="P33">Étape très importante et souvent oubliée</text:p>
            </text:list-header>
          </text:list>
        </text:list-item>
        <text:list-item>
          <text:p text:style-name="P33">Adoption</text:p>
        </text:list-item>
      </text:list>
      <text:p text:style-name="P20"/>
      <text:p text:style-name="P16">Un processus lent et cumulatif</text:p>
      <text:p text:style-name="P21">Les différences individuelles et l’imitation dans la diffusion jouent un rôle dans le processus d’adoption ainsi que dans la rapidité d’adoption.</text:p>
      <text:p text:style-name="P21">Les caractéristiques du produit et l’influence des acheteurs institutionnels influence le rythme d’adoption.</text:p>
      <text:p text:style-name="P21"/>
      <text:h text:style-name="P48" text:outline-level="5"/>
      <text:h text:style-name="P51" text:outline-level="5">Marketing de l’innovation</text:h>
      <text:p text:style-name="P22">Motivations pour adopter ou non :</text:p>
      <text:list xml:id="list6059747623253337546" text:style-name="L4">
        <text:list-item>
          <text:p text:style-name="P34">goût pour la nouveauté</text:p>
          <text:list>
            <text:list-item>
              <text:p text:style-name="P34">image de soi</text:p>
            </text:list-item>
            <text:list-item>
              <text:p text:style-name="P34">recherche de stimulation</text:p>
            </text:list-item>
          </text:list>
        </text:list-item>
        <text:list-item>
          <text:p text:style-name="P34">Perception des avantages relatifs offerts vs existant</text:p>
        </text:list-item>
      </text:list>
      <text:p text:style-name="P22"/>
      <text:p text:style-name="P17">Cas du Micro-ondes</text:p>
      <text:p text:style-name="P5">Comment lever les freins à l’adoption du micro-ondes ?</text:p>
      <text:list xml:id="list176248485670396091" text:style-name="L5">
        <text:list-item>
          <text:p text:style-name="P29">Motivations</text:p>
          <text:list>
            <text:list-item>
              <text:p text:style-name="P32">Goût pour la nouveauté</text:p>
            </text:list-item>
            <text:list-item>
              <text:p text:style-name="P32">Perception des avantages relatifs offerts vs existant</text:p>
            </text:list-item>
          </text:list>
        </text:list-item>
        <text:list-item>
          <text:p text:style-name="P29">Freins</text:p>
          <text:list>
            <text:list-item>
              <text:p text:style-name="P32">Incertitude</text:p>
            </text:list-item>
            <text:list-item>
              <text:p text:style-name="P32">Risques perçus</text:p>
            </text:list-item>
            <text:list-item>
              <text:p text:style-name="P32">Coûts de changement</text:p>
            </text:list-item>
          </text:list>
        </text:list-item>
      </text:list>
      <text:p text:style-name="P6"/>
      <text:p text:style-name="P13">Risques perçus</text:p>
      <text:p text:style-name="P6">Type de risque :</text:p>
      <text:list xml:id="list2655474253710439428" text:style-name="L6">
        <text:list-item>
          <text:p text:style-name="P30">financier</text:p>
        </text:list-item>
        <text:list-item>
          <text:p text:style-name="P30">fonctionnel</text:p>
        </text:list-item>
        <text:list-item>
          <text:p text:style-name="P30">physique</text:p>
        </text:list-item>
        <text:list-item>
          <text:p text:style-name="P30">social</text:p>
        </text:list-item>
        <text:list-item>
          <text:p text:style-name="P30">psychologique</text:p>
        </text:list-item>
        <text:list-item>
          <text:p text:style-name="P30">parte de temps</text:p>
        </text:list-item>
        <text:list-item>
          <text:p text:style-name="P30">opportunité</text:p>
        </text:list-item>
      </text:list>
      <text:p text:style-name="P6">Facteurs</text:p>
      <text:list xml:id="list5069564740128460129" text:style-name="L7">
        <text:list-item>
          <text:p text:style-name="P31">Caractéristiques individuelles</text:p>
        </text:list-item>
        <text:list-item>
          <text:p text:style-name="P31">Type de produits</text:p>
        </text:list-item>
        <text:list-item>
          <text:p text:style-name="P31">Degré d’innovation</text:p>
        </text:list-item>
        <text:list-item>
          <text:p text:style-name="P31"><text:soft-page-break/>Situation d’achat</text:p>
        </text:list-item>
      </text:list>
      <text:p text:style-name="P6"/>
      <text:p text:style-name="P14"/>
      <text:p text:style-name="P14"/>
      <text:p text:style-name="P14"/>
      <text:p text:style-name="P14">Coûts de changement</text:p>
      <text:list xml:id="list1901034505342424231" text:style-name="L8">
        <text:list-item>
          <text:p text:style-name="P28">Habitudes</text:p>
        </text:list-item>
        <text:list-item>
          <text:p text:style-name="P28">Apprentissage et appropriation</text:p>
        </text:list-item>
        <text:list-item>
          <text:p text:style-name="P28">Coûts contractuels</text:p>
        </text:list-item>
      </text:list>
      <text:p text:style-name="P12">Par exemple : modification au niveau des transports publics (le trajet change).</text:p>
      <text:p text:style-name="P12"/>
      <text:p text:style-name="P12"/>
      <text:h text:style-name="P49" text:outline-level="5">Deborah Beddok</text:h>
      <text:p text:style-name="P23">Marketing et Innovation Digitale</text:p>
      <text:p text:style-name="P23"/>
      <text:p text:style-name="P23">→<text:span text:style-name="T6"> 6 semaines → proto</text:span></text:p>
      <text:p text:style-name="P23"/>
      <text:h text:style-name="P50" text:outline-level="5">User-<text:span text:style-name="T14">C</text:span>ent<text:span text:style-name="T14">ric</text:span></text:h>
      <text:p text:style-name="P36">Au centre du design → Le client / L’utilisateur</text:p>
      <text:p text:style-name="P37">On passe d’une approche <text:span text:style-name="T1">techno-push</text:span><text:span text:style-name="T7"> à une approche </text:span><text:span text:style-name="T1">demand-pull.</text:span><text:span text:style-name="T7"> On s’intéresse à comment l’utilisateur réagit, ce qu’il perçoit et comprend, ce dont il a besoin.</text:span></text:p>
      <text:p text:style-name="P37"><text:span text:style-name="T7">La différence entre ces deux approches, c’est que la première conçoit un produit dont on doit trouver un marché </text:span><text:span text:style-name="T8">(cet objet risque de ne pas trouver d’usage)</text:span><text:span text:style-name="T7">, tandis que la deuxième a déjà un marché. Les risques sont donc différents (moins grands) et le service / produit est conçu pour ce marché, pour la personne qui va s’en servir.</text:span></text:p>
      <text:p text:style-name="P38"><text:span text:style-name="T7">La démarche user-centric met l’expérience utilisateur au </text:span><text:span text:style-name="T9">cœur</text:span><text:span text:style-name="T7"> des stratégies et est mise en œuvre pour développer des </text:span><text:span text:style-name="T10">innovations utiles.</text:span><text:span text:style-name="T11"> Elle consiste à une série d’étapes clés pour que ce soit mener à bien :</text:span></text:p>
      <text:list xml:id="list7962291741989777128" text:style-name="L9">
        <text:list-item>
          <text:p text:style-name="P39"><text:span text:style-name="T11">Oublier le produit</text:span></text:p>
        </text:list-item>
        <text:list-item>
          <text:p text:style-name="P39"><text:span text:style-name="T11">Observer les comportements</text:span></text:p>
        </text:list-item>
        <text:list-item>
          <text:p text:style-name="P40"><text:span text:style-name="T11">Scénariser les usages pour valider la proposition de valeur</text:span></text:p>
        </text:list-item>
        <text:list-item>
          <text:p text:style-name="P40"><text:span text:style-name="T11">Maintenir le concept de la pertinence durant le développement</text:span></text:p>
        </text:list-item>
      </text:list>
      <text:p text:style-name="P41"><text:soft-page-break/><text:span text:style-name="T11">Une innovation n’est pas forcément (et pas souvent) totale. De nombreuses sources d’informations peuvent influer et inspirer.</text:span></text:p>
      <text:p text:style-name="P41"><text:span text:style-name="T11"/></text:p>
      <text:h text:style-name="Heading_20_5" text:outline-level="5">La formulation du concept (insight) :</text:h>
      <text:list xml:id="list7839259640450725850" text:style-name="L10">
        <text:list-item>
          <text:p text:style-name="P42"><text:span text:style-name="T11">Par qui ?</text:span></text:p>
        </text:list-item>
        <text:list-item>
          <text:p text:style-name="P42"><text:span text:style-name="T11">Quand ?</text:span></text:p>
        </text:list-item>
        <text:list-item>
          <text:p text:style-name="P42"><text:span text:style-name="T11">Comment ?</text:span></text:p>
        </text:list-item>
        <text:list-item>
          <text:p text:style-name="P42"><text:span text:style-name="T11">Pourquoi ?</text:span></text:p>
        </text:list-item>
      </text:list>
      <text:p text:style-name="P43"><text:span text:style-name="T11"/></text:p>
      <text:h text:style-name="Heading_20_5" text:outline-level="5">Le marketing mix :</text:h>
      <text:list xml:id="list3021695909056176519" text:style-name="L11">
        <text:list-item>
          <text:p text:style-name="P44"><text:span text:style-name="T11">La politique de </text:span><text:span text:style-name="T10">produit</text:span></text:p>
          <text:list>
            <text:list-item>
              <text:p text:style-name="P45"><text:span text:style-name="T7">Le nom</text:span></text:p>
            </text:list-item>
            <text:list-item>
              <text:p text:style-name="P45"><text:span text:style-name="T7">Le packaging</text:span></text:p>
            </text:list-item>
          </text:list>
        </text:list-item>
        <text:list-item>
          <text:p text:style-name="P44"><text:span text:style-name="T11">La politique de </text:span><text:span text:style-name="T10">prix</text:span></text:p>
          <text:list>
            <text:list-item>
              <text:p text:style-name="P44"><text:span text:style-name="T11">Tarif, promotion</text:span></text:p>
            </text:list-item>
            <text:list-item>
              <text:p text:style-name="P44"><text:span text:style-name="T11">Conditions de paiement et de crédit</text:span></text:p>
            </text:list-item>
          </text:list>
        </text:list-item>
        <text:list-item>
          <text:p text:style-name="P44"><text:span text:style-name="T11">La politique de </text:span><text:span text:style-name="T10">distribution</text:span></text:p>
          <text:list>
            <text:list-item>
              <text:p text:style-name="P44"><text:span text:style-name="T11">Canaux de distribution, points de vente</text:span></text:p>
            </text:list-item>
            <text:list-item>
              <text:p text:style-name="P44"><text:span text:style-name="T11">Stockage et transport</text:span></text:p>
            </text:list-item>
          </text:list>
        </text:list-item>
        <text:list-item>
          <text:p text:style-name="P44"><text:span text:style-name="T11">La politique de </text:span><text:span text:style-name="T13">communication</text:span></text:p>
          <text:list>
            <text:list-item>
              <text:p text:style-name="P44"><text:span text:style-name="T11">La publicité</text:span></text:p>
            </text:list-item>
            <text:list-item>
              <text:p text:style-name="P44"><text:span text:style-name="T11">Le marketing direct</text:span></text:p>
            </text:list-item>
          </text:list>
        </text:list-item>
      </text:list>
      <text:p text:style-name="P43"><text:span text:style-name="T11"/></text:p>
      <text:p text:style-name="P4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4</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5-11T11:35:58.130000000</dc:date>
    <meta:editing-duration>PT20H15M51S</meta:editing-duration>
    <meta:editing-cycles>423</meta:editing-cycles>
    <meta:generator>LibreOffice/5.1.1.3$Windows_x86 LibreOffice_project/89f508ef3ecebd2cfb8e1def0f0ba9a803b88a6d</meta:generator>
    <meta:document-statistic meta:table-count="0" meta:image-count="0" meta:object-count="0" meta:page-count="5" meta:paragraph-count="107" meta:word-count="728" meta:character-count="4394" meta:non-whitespace-character-count="3828"/>
  </office:meta>
</office:document-meta>
</file>